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34cm" fo:min-width="4.29cm" fo:padding-top="0.13cm" fo:padding-bottom="0.13cm" fo:padding-left="0.255cm" fo:padding-right="0.255cm"/>
      <style:paragraph-properties style:writing-mode="lr-tb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35cm" fo:min-width="4.3cm" fo:padding-top="0.2cm"/>
      <style:paragraph-properties style:writing-mode="lr-tb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4.2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4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7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30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55cm" fo:min-width="4.3cm"/>
      <style:paragraph-properties style:writing-mode="lr-tb"/>
    </style:style>
    <style:style style:name="gr3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748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7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275cm" fo:min-width="4.3cm" fo:padding-top="0.2cm"/>
      <style:paragraph-properties style:writing-mode="lr-tb"/>
    </style:style>
    <style:style style:name="gr3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4.34cm" fo:min-width="4.29cm" fo:padding-top="0.13cm" fo:padding-bottom="0.13cm" fo:padding-left="0.255cm" fo:padding-right="0.255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margin-top="0.1cm" fo:margin-bottom="0cm" fo:text-align="start" style:writing-mode="lr-tb"/>
      <style:text-properties style:font-name="Liberation Sans Narrow1" fo:font-size="8pt" style:font-size-asian="18pt" style:font-size-complex="18pt"/>
    </style:style>
    <style:style style:name="P16" style:family="paragraph">
      <loext:graphic-properties draw:fill="solid" draw:fill-color="#ffcc00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7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9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0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21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2" style:family="paragraph"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3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 style:writing-mode="lr-tb"/>
      <style:text-properties fo:font-size="6pt" style:font-size-asian="18pt" style:font-size-complex="18pt"/>
    </style:style>
    <style:style style:name="P27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28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5" style:family="text">
      <style:text-properties style:font-name="Liberation Sans Narrow1" fo:font-size="4pt" style:font-size-asian="4pt" style:font-size-complex="4pt"/>
    </style:style>
    <style:style style:name="T16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Liberation Sans Narrow1" fo:font-size="8pt" style:font-size-asian="18pt" style:font-size-complex="18pt"/>
    </style:style>
    <style:style style:name="T20" style:family="text">
      <style:text-properties fo:color="#006600" style:font-name="Liberation Sans Narrow1" fo:font-size="8pt" style:font-size-asian="18pt" style:font-size-complex="18pt"/>
    </style:style>
    <style:style style:name="T21" style:family="text">
      <style:text-properties style:use-window-font-color="true" style:font-name="Liberation Sans Narrow1" fo:font-size="8pt" style:font-size-asian="18pt" style:font-size-complex="18pt"/>
    </style:style>
    <style:style style:name="T22" style:family="text">
      <style:text-properties fo:color="#cc3300" style:font-name="Liberation Sans Narrow1" fo:font-size="8pt" style:font-size-asian="18pt" style:font-size-complex="18pt"/>
    </style:style>
    <style:style style:name="T23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24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25" style:family="text">
      <style:text-properties fo:color="#009900" style:font-name="Liberation Sans Narrow2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26" style:family="text">
      <style:text-properties fo:color="#cc3300" style:font-name="Liberation Sans Narrow1" fo:font-size="4pt" style:font-size-asian="4pt" style:font-size-complex="4pt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30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T33" style:family="text">
      <style:text-properties fo:color="#990066" style:font-name="Liberation Sans Narrow1" fo:font-size="8pt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6pt" fo:font-weight="bold" style:font-size-asian="6pt" style:font-weight-asian="bold" style:font-size-complex="6pt" style:font-weight-complex="bold"/>
    </style:style>
    <style:style style:name="T37" style:family="text">
      <style:text-properties fo:font-size="4pt" fo:font-weight="bold" style:font-size-asian="4pt" style:font-weight-asian="bold" style:font-size-complex="4pt" style:font-weight-complex="bold"/>
    </style:style>
    <style:style style:name="T38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fo:font-size="6pt" style:font-size-asian="18pt" style:font-size-complex="18pt"/>
    </style:style>
    <style:style style:name="T40" style:family="text">
      <style:text-properties fo:color="#009900" style:font-name="Liberation Sans Narrow1" fo:font-size="8pt" fo:font-style="italic" style:font-style-asian="italic" style:font-style-complex="italic"/>
    </style:style>
    <style:style style:name="T41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Liberation Sans Narrow1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erVO u = </text:span><text:span text:style-name="T2">this</text:span><text:span text:style-name="T3">.userDAO.</text:span><text:span text:style-name="T4">select</text:span><text:span text:style-name="T3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Primary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erVO u = UserVO.select(17);</text:span></text:p>
          <text:p text:style-name="P1"><text:span text:style-name="T3">u.setFirstName("Jamie");</text:span></text:p>
          <text:p text:style-name="P1"><text:span text:style-name="T2">this</text:span><text:span text:style-name="T3">.userDAO.</text:span><text:span text:style-name="T6">upda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exam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ble i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8cm" svg:height="8.6cm" svg:x="6cm" svg:y="23cm">
          <text:p text:style-name="P1"><text:span text:style-name="T8">// Get all privileges set by a user for all </text:span></text:p>
          <text:p text:style-name="P1"><text:span text:style-name="T8">// active users on a specific user group.</text:span></text:p>
          <text:p text:style-name="P15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2"><text:s text:c="15"/></text:span><text:span text:style-name="T2">vo</text:span><text:span text:style-name="T3">="</text:span><text:span text:style-name="T19">ActivePrivilege</text:span><text:span text:style-name="T3">"</text:span><text:span text:style-name="T20">&gt;</text:span></text:p>
          <text:p text:style-name="P14"><text:span text:style-name="T20"><text:s text:c="4"/></text:span><text:span text:style-name="T20">&lt;parameter </text:span><text:span text:style-name="T2">name</text:span><text:span text:style-name="T20">="</text:span><text:span text:style-name="T19">group</text:span><text:span text:style-name="T20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createdBy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Long</text:span><text:span text:style-name="T20">" /&gt;</text:span></text:p>
          <text:p text:style-name="P1"><text:span text:style-name="T3"><text:s text:c="3"/></text:span><text:span text:style-name="T3">select u.id as uid, u.username, p.*</text:span></text:p>
          <text:p text:style-name="P1"><text:span text:style-name="T3"><text:s text:c="3"/></text:span><text:span text:style-name="T3">from privilege p</text:span></text:p>
          <text:p text:style-name="P1"><text:span text:style-name="T3"><text:s text:c="3"/></text:span><text:span text:style-name="T3">join user u on u.id = p.user_id</text:span></text:p>
          <text:p text:style-name="P1"><text:span text:style-name="T21"><text:s text:c="3"/></text:span><text:span text:style-name="T21">where u.state = 1</text:span></text:p>
          <text:p text:style-name="P1"><text:span text:style-name="T21"><text:s text:c="5"/></text:span><text:span text:style-name="T21">and u.group = </text:span><text:span text:style-name="T22">#{group}</text:span></text:p>
          <text:p text:style-name="P14"><text:span text:style-name="T16"><text:s text:c="5"/></text:span><text:span text:style-name="T16">&lt;if </text:span><text:span text:style-name="T17">name</text:span><text:span text:style-name="T16">="</text:span><text:span text:style-name="T18">createdBy != null</text:span><text:span text:style-name="T16">" </text:span><text:span text:style-name="T20">/&gt;</text:span></text:p>
          <text:p text:style-name="P1"><text:span text:style-name="T21"><text:s text:c="7"/></text:span><text:span text:style-name="T21">and p.created_by = </text:span><text:span text:style-name="T22">#{createdBy}</text:span></text:p>
          <text:p text:style-name="P14"><text:span text:style-name="T16"><text:s text:c="5"/></text:span><text:span text:style-name="T16">&lt;/if</text:span><text:span text:style-name="T20">/&gt;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6cm" svg:y="22.6cm">
          <text:p text:style-name="P12"><text:span text:style-name="T12">Nitro Select Query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8cm" svg:height="0.6cm" svg:x="6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4.8cm" svg:height="1.6cm" svg:x="1cm" svg:y="1cm">
          <text:p text:style-name="P17"><text:span text:style-name="T23"><text:s text:c="2"/></text:span></text:p>
          <text:p text:style-name="P17"><text:span text:style-name="T24">HotRod Cheat 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8cm" svg:height="4cm" svg:x="6cm" svg:y="18cm">
          <text:p text:style-name="P1"><text:span text:style-name="T8">// Get the value of sequence user_seq</text:span></text:p>
          <text:p text:style-name="P1"><text:span text:style-name="T25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"><text:span text:style-name="T20">&lt;table </text:span><text:span text:style-name="T2">name</text:span><text:span text:style-name="T20">="</text:span><text:span text:style-name="T19">user</text:span><text:span text:style-name="T20">"&gt;</text:span></text:p>
          <text:p text:style-name="P1"><text:span text:style-name="T16"><text:s text:c="2"/></text:span><text:span text:style-name="T16">&lt;sequence </text:span><text:span text:style-name="T17">method</text:span><text:span text:style-name="T20">="</text:span><text:span text:style-name="T19">getUserSeq</text:span><text:span text:style-name="T20">" </text:span></text:p>
          <text:p text:style-name="P1"><text:span text:style-name="T20"><text:s text:c="21"/></text:span><text:span text:style-name="T2">name</text:span><text:span text:style-name="T3">="</text:span><text:span text:style-name="T19">user_seq</text:span><text:span text:style-name="T3">" /</text:span><text:span text:style-name="T20">&gt;</text:span></text:p>
          <text:p text:style-name="P1"><text:span text:style-name="T20">&lt;/table&gt; </text:span></text:p>
          <text:p text:style-name="P1"><text:span text:style-name="T26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17">long</text:span><text:span text:style-name="T1"> value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4.8cm" svg:height="0.4cm" svg:x="6cm" svg:y="17.6cm">
          <text:p text:style-name="P3"><text:span text:style-name="T5">Select Sequence Valu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0.4cm" svg:x="6cm" svg:y="22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4.2cm">
          <text:p text:style-name="P12"><text:span text:style-name="T12">Update with Optimistic Loc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7">selectParent</text:span><text:span text:style-name="T28">Group</text:span><text:span text:style-name="T1">(u)</text:span></text:p>
          <text:p text:style-name="P1"><text:span text:style-name="T1"><text:s text:c="2"/></text:span><text:span text:style-name="T29">.</text:span><text:span text:style-name="T30">from</text:span><text:span text:style-name="T31">GroupId</text:span><text:span text:style-name="T29">()</text:span></text:p>
          <text:p text:style-name="P1"><text:span text:style-name="T29"><text:s text:c="2"/></text:span><text:span text:style-name="T29">.</text:span><text:span text:style-name="T30">to</text:span><text:span text:style-name="T31">Id</text:span><text:span text:style-name="T29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4.8cm" svg:height="0.4cm" svg:x="11cm" svg:y="5cm">
          <text:p text:style-name="P22"><text:span text:style-name="T32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30">selectChildren</text:span><text:span text:style-name="T31">Privilege</text:span><text:span text:style-name="T29">(u)</text:span></text:p>
          <text:p text:style-name="P14"><text:span text:style-name="T29"><text:s text:c="2"/></text:span><text:span text:style-name="T29">.</text:span><text:span text:style-name="T30">from</text:span><text:span text:style-name="T31">Id</text:span><text:span text:style-name="T29">();</text:span></text:p>
          <text:p text:style-name="P1"><text:span text:style-name="T29"><text:s text:c="2"/></text:span><text:span text:style-name="T29">.</text:span><text:span text:style-name="T30">to</text:span><text:span text:style-name="T31">UserId</text:span><text:span text:style-name="T29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31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31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31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11.8cm">
          <text:p text:style-name="P1"><text:span text:style-name="T1">UserVO u = </text:span><text:span text:style-name="T33">this</text:span><text:span text:style-name="T3">.userDAO.select(17);</text:span></text:p>
          <text:p text:style-name="P1"><text:span text:style-name="T1">List&lt;UserVO&gt; createdUsers = </text:span><text:span text:style-name="T17">this</text:span><text:span text:style-name="T3">.userDAO</text:span></text:p>
          <text:p text:style-name="P1"><text:span text:style-name="T34"><text:s text:c="2"/></text:span><text:span text:style-name="T34">.</text:span><text:span text:style-name="T35">selectChildren</text:span><text:span text:style-name="T28">User</text:span><text:span text:style-name="T34">(u)</text:span></text:p>
          <text:p text:style-name="P1"><text:span text:style-name="T34"><text:s text:c="2"/></text:span><text:span text:style-name="T34">.</text:span><text:span text:style-name="T35">from</text:span><text:span text:style-name="T28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31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11.4cm">
          <text:p text:style-name="P3"><text:span text:style-name="T5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4.8cm" svg:height="3.8cm" svg:x="11cm" svg:y="28.4cm">
          <text:p text:style-name="P24"><text:span text:style-name="T36">Example Database</text:span></text:p>
          <text:p text:style-name="P24"><text:span text:style-name="T36"/></text:p>
          <text:p text:style-name="P24"><text:span text:style-name="T36"/></text:p>
          <text:p text:style-name="P24"><text:span text:style-name="T36"/></text:p>
          <text:p text:style-name="P24"><text:span text:style-name="T37"/></text:p>
          <text:p text:style-name="P24"><text:span text:style-name="T38"/></text:p>
          <text:p text:style-name="P24"><text:span text:style-name="T38"/></text:p>
          <text:p text:style-name="P24"><text:span text:style-name="T38"/></text:p>
          <text:p text:style-name="P24"><text:span text:style-name="T38"/></text:p>
          <text:p text:style-name="P24"><text:span text:style-name="T38"/></text:p>
          <text:p text:style-name="P24"><text:span text:style-name="T3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3" draw:id="id3" draw:layer="layout" svg:width="2.286cm" svg:height="0.4cm" svg:x="12.2cm" svg:y="29.4cm">
          <text:p text:style-name="P26"><text:span text:style-name="T39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" draw:id="id1" draw:layer="layout" svg:width="2.286cm" svg:height="0.4cm" svg:x="12.2cm" svg:y="30.4cm">
          <draw:glue-point draw:id="4" svg:x="3.333cm" svg:y="-5cm"/>
          <text:p text:style-name="P26"><text:span text:style-name="T3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2.286cm" svg:height="0.4cm" svg:x="12.2cm" svg:y="31.4cm">
          <text:p text:style-name="P26"><text:span text:style-name="T39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8" draw:layer="layout" svg:x1="13.343cm" svg:y1="30.8cm" svg:x2="13.343cm" svg:y2="31.4cm" draw:start-shape="id1" draw:start-glue-point="2" draw:end-shape="id2" draw:end-glue-point="0" svg:d="M13343 30800v600" svg:viewBox="0 0 1 601">
          <text:p/>
        </draw:connector>
        <draw:connector draw:style-name="gr33" draw:text-style-name="P28" draw:layer="layout" svg:x1="13.343cm" svg:y1="29.8cm" svg:x2="13.343cm" svg:y2="30.4cm" draw:start-shape="id3" draw:start-glue-point="2" draw:end-shape="id1" draw:end-glue-point="0" svg:d="M13343 29800v600" svg:viewBox="0 0 1 601">
          <text:p/>
        </draw:connector>
        <draw:connector draw:style-name="gr34" draw:text-style-name="P28" draw:layer="layout" svg:x1="14.486cm" svg:y1="30.6cm" svg:x2="14.104cm" svg:y2="30.4cm" draw:start-shape="id1" draw:start-glue-point="1" draw:end-shape="id1" draw:end-glue-point="4" svg:d="M14486 30600h502v-701h-884v501" svg:viewBox="0 0 885 702">
          <text:p/>
        </draw:connector>
        <draw:custom-shape draw:style-name="gr28" draw:text-style-name="P23" draw:layer="layout" svg:width="4.8cm" svg:height="0.4cm" svg:x="11cm" svg:y="8cm">
          <text:p text:style-name="P22"><text:span text:style-name="T32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4.6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40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1">this</text:span><text:span text:style-name="T42">.userDAO.</text:span><text:span text:style-name="T27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 text:style-name="P1"><text:span text:style-name="T3"><text:s text:c="2"/></text:span><text:span text:style-name="T40">// Row had been updated/deleted by </text:span></text:p>
          <text:p text:style-name="P1"><text:span text:style-name="T40"><text:s text:c="2"/></text:span><text:span text:style-name="T40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8.8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40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1">this</text:span><text:span text:style-name="T42">.userDAO.</text:span><text:span text:style-name="T27">delete</text:span><text:span text:style-name="T1">(u); </text:span><text:span text:style-name="T8">// #2</text:span></text:p>
          <text:p text:style-name="P1"><text:span text:style-name="T3"><text:s text:c="2"/></text:span><text:span text:style-name="T40">// Successfully deleted</text:span></text:p>
          <text:p text:style-name="P1"><text:span text:style-name="T3">} catch (SQLException e) {</text:span></text:p>
          <text:p text:style-name="P1"><text:span text:style-name="T3"><text:s text:c="2"/></text:span><text:span text:style-name="T40">// Row had been updated/deleted by </text:span></text:p>
          <text:p text:style-name="P1"><text:span text:style-name="T40"><text:s text:c="2"/></text:span><text:span text:style-name="T40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cm" svg:height="8.6cm" svg:x="1cm" svg:y="23cm">
          <text:p text:style-name="P1"><text:span text:style-name="T8">// Mark as non-outstanding all invoices</text:span></text:p>
          <text:p text:style-name="P1"><text:span text:style-name="T8">// with payments that exceed the balance</text:span></text:p>
          <text:p text:style-name="P1"><text:span text:style-name="T8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InvoicesDAO</text:span><text:span text:style-name="T16">"&gt;</text:span></text:p>
          <text:p text:style-name="P1"><text:span text:style-name="T16"><text:s text:c="2"/></text:span><text:span text:style-name="T16">&lt;query</text:span><text:span text:style-name="T1"> </text:span><text:span text:style-name="T17">method</text:span><text:span text:style-name="T3">="</text:span><text:span text:style-name="T19">closePaidInvoice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branchId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update invoice</text:span></text:p>
          <text:p text:style-name="P14"><text:span text:style-name="T3"><text:s text:c="4"/></text:span><text:span text:style-name="T3">set outstanding = 0</text:span></text:p>
          <text:p text:style-name="P14"><text:span text:style-name="T3"><text:s text:c="4"/></text:span><text:span text:style-name="T3">where payment &gt;= balance</text:span></text:p>
          <text:p text:style-name="P14"><text:span text:style-name="T16"><text:s text:c="4"/></text:span><text:span text:style-name="T16">&lt;if </text:span><text:span text:style-name="T17">name</text:span><text:span text:style-name="T16">="</text:span><text:span text:style-name="T18">branchId != null</text:span><text:span text:style-name="T16">" </text:span><text:span text:style-name="T20">/&gt;</text:span></text:p>
          <text:p text:style-name="P14"><text:span text:style-name="T21"><text:s text:c="7"/></text:span><text:span text:style-name="T21">and branch_id = </text:span><text:span text:style-name="T22">#{branch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query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int rows =</text:span><text:span text:style-name="T1"> </text:span><text:span text:style-name="T2">this</text:span><text:span text:style-name="T3">.invoicesDAO</text:span></text:p>
          <text:p text:style-name="P1"><text:span text:style-name="T3"><text:s text:c="4"/></text:span><text:span text:style-name="T3">.</text:span><text:span text:style-name="T6">closePaidInvoices</text:span><text:span text:style-name="T3">(5072);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cm" svg:y="22.6cm">
          <text:p text:style-name="P12"><text:span text:style-name="T12">Nitro General Query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4.8cm" svg:height="0.6cm" svg:x="1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8cm" svg:height="4.6cm" svg:x="11cm" svg:y="23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17"><text:s text:c="15"/></text:span><text:span text:style-name="T17">vo</text:span><text:span text:style-name="T43">="</text:span><text:span text:style-name="T18">ActivePrivilege</text:span><text:span text:style-name="T1">"</text:span></text:p>
          <text:p text:style-name="P1"><text:span text:style-name="T1"><text:s text:c="15"/></text:span><text:span text:style-name="T17">mode</text:span><text:span text:style-name="T3">="</text:span><text:span text:style-name="T19">cursor</text:span><text:span text:style-name="T3">"</text:span><text:span text:style-name="T20">&gt;</text:span></text:p>
          <text:p text:style-name="P14"><text:span text:style-name="T44"><text:s text:c="3"/></text:span><text:span text:style-name="T44">... query definition...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Cursor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1cm" svg:y="22.6cm">
          <text:p text:style-name="P12"><text:span text:style-name="T12">Nitro Select Query with Cursor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4.8cm" svg:height="0.6cm" svg:x="11cm" svg:y="27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1T13:56:07.132686991</dc:date>
    <meta:editing-duration>PT6H23M38S</meta:editing-duration>
    <meta:editing-cycles>181</meta:editing-cycles>
    <meta:generator>LibreOffice/6.4.5.2$Linux_X86_64 LibreOffice_project/40$Build-2</meta:generator>
    <meta:document-statistic meta:object-count="73"/>
  </office:meta>
</office:document-meta>
</file>